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DejaVu Serif" svg:font-family="'DejaVu Serif'" style:font-pitch="variable"/>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text-align="justify" style:justify-single-word="false"/>
      <style:text-properties style:font-name="Liberation Serif1" fo:font-size="12pt" fo:font-weight="normal" officeooo:rsid="000b115f" officeooo:paragraph-rsid="000b115f"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style:font-name="Liberation Serif1" fo:font-size="12pt" fo:font-weight="normal" officeooo:rsid="000cf311" officeooo:paragraph-rsid="000cf311"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style:font-name="Liberation Serif1" fo:font-size="12pt" fo:font-weight="normal" officeooo:rsid="000e6540" officeooo:paragraph-rsid="000e6540" style:font-size-asian="10.5pt" style:font-weight-asian="normal" style:font-size-complex="12pt" style:font-weight-complex="normal"/>
    </style:style>
    <style:style style:name="P5" style:family="paragraph" style:parent-style-name="Preformatted_20_Text">
      <style:paragraph-properties fo:text-align="justify" style:justify-single-word="false"/>
      <style:text-properties style:font-name="Liberation Serif1" fo:font-size="12pt" fo:font-weight="normal" officeooo:rsid="0012d3d1" officeooo:paragraph-rsid="0012d3d1" style:font-size-asian="10.5pt" style:font-weight-asian="normal" style:font-size-complex="12pt" style:font-weight-complex="normal"/>
    </style:style>
    <style:style style:name="P6" style:family="paragraph" style:parent-style-name="Preformatted_20_Text">
      <style:paragraph-properties fo:text-align="justify" style:justify-single-word="false"/>
      <style:text-properties style:font-name="Liberation Serif1" fo:font-size="12pt" style:text-underline-style="none" fo:font-weight="normal" officeooo:rsid="000f5962" officeooo:paragraph-rsid="000f5962" style:font-size-asian="10.5pt" style:font-weight-asian="normal" style:font-size-complex="12pt" style:font-weight-complex="normal"/>
    </style:style>
    <style:style style:name="P7" style:family="paragraph" style:parent-style-name="Preformatted_20_Text">
      <style:paragraph-properties fo:text-align="justify" style:justify-single-word="false"/>
      <style:text-properties style:font-name="Liberation Serif1" fo:font-size="12pt" style:text-underline-style="none" fo:font-weight="normal" officeooo:rsid="000fbd0c" officeooo:paragraph-rsid="000fbd0c" style:font-size-asian="10.5pt" style:font-weight-asian="normal" style:font-size-complex="12pt" style:font-weight-complex="normal"/>
    </style:style>
    <style:style style:name="P8"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Liberation Serif1" fo:font-size="12pt" style:text-underline-style="none" fo:font-weight="normal" officeooo:rsid="0011a4b4" officeooo:paragraph-rsid="0011a4b4" style:font-size-asian="10.5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Liberation Serif1" fo:font-size="12pt" style:text-underline-style="none" fo:font-weight="normal" officeooo:rsid="0011aeb8" officeooo:paragraph-rsid="0011aeb8" style:font-size-asian="10.5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2" style:family="paragraph" style:parent-style-name="Preformatted_20_Text">
      <style:paragraph-properties fo:text-align="justify" style:justify-single-word="false"/>
      <style:text-properties officeooo:paragraph-rsid="0012d3d1"/>
    </style:style>
    <style:style style:name="T1" style:family="text">
      <style:text-properties style:text-underline-style="solid" style:text-underline-width="auto" style:text-underline-color="font-color"/>
    </style:style>
    <style:style style:name="T2" style:family="text">
      <style:text-properties officeooo:rsid="000fbd0c"/>
    </style:style>
    <style:style style:name="T3" style:family="text">
      <style:text-properties style:font-name="Liberation Serif1" fo:font-size="12pt" fo:font-weight="normal" officeooo:rsid="0012d3d1" style:font-size-asian="10.5pt" style:font-weight-asian="normal" style:font-size-complex="12pt" style:font-weight-complex="normal"/>
    </style:style>
    <style:style style:name="T4" style:family="text">
      <style:text-properties officeooo:rsid="00129d29"/>
    </style:style>
    <style:style style:name="T5" style:family="text">
      <style:text-properties fo:color="#0000cd"/>
    </style:style>
    <style:style style:name="T6" style:family="text">
      <style:text-properties fo:color="#a52a2a"/>
    </style:style>
    <style:style style:name="T7"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 RESUMEN</text:p>
      <text:p text:style-name="P1"/>
      <text:p text:style-name="P2">Para utilizar php, se necesita de un servidor web al cual enviarle la salida. En nuestro caso usamos apache. Php puede usarse en conjunto con html para generar mejores resultados. Todo archivo de php debe comenzar y terminar con una etiqueta &lt;?php?&gt;</text:p>
      <text:p text:style-name="P2"/>
      <text:p text:style-name="P2">Ejemplo : &lt;?php </text:p>
      <text:p text:style-name="P2"><text:tab/><text:tab/>echo “Hello World”;</text:p>
      <text:p text:style-name="P2"><text:tab/> <text:s text:c="3"/>?&gt; </text:p>
      <text:p text:style-name="P2"/>
      <text:p text:style-name="P2">Las variables en Php deben seguir ciertas reglas:</text:p>
      <text:p text:style-name="P2"/>
      <text:p text:style-name="P2">Empiezan con signo de dollar: $variable;</text:p>
      <text:p text:style-name="P2">No pueden contener guiones al comienzo, numeros <text:s/>ni tampoco tener espacios.</text:p>
      <text:p text:style-name="P2">Php es case sensitive</text:p>
      <text:p text:style-name="P2"/>
      <text:p text:style-name="P3">Php es un lenguaje no tipado, por lo que para crear variables simplemente nos valemos del nombre que empieza con el signo $.</text:p>
      <text:p text:style-name="P3"/>
      <text:p text:style-name="P4">Para crear constantes se utiliza la funcion define. Esta funcion recibe dos argumentos, el primero es el nombre de la constante y el segundo el valor.</text:p>
      <text:p text:style-name="P4">Ejemplo : define(“PI”, 3.14);</text:p>
      <text:p text:style-name="P4"/>
      <text:p text:style-name="P4">Note que a diferencia de las variables, las constantes no llevan el signo de dollar al comienzo.</text:p>
      <text:p text:style-name="P4"/>
      <text:p text:style-name="P5">Tambien puedes definir constantes con la palabra reservada const:</text:p>
      <text:p text:style-name="P12"><text:span text:style-name="T3">ejemplo: </text:span><text:span text:style-name="T5">const</text:span><text:span text:style-name="T7"> LEAVING_MESSAGE = </text:span><text:span text:style-name="T6">"Thank you for visiting W3Schools.com!"</text:span><text:span text:style-name="T7">;</text:span></text:p>
      <text:p text:style-name="P4"><text:span text:style-name="T1"/></text:p>
      <text:p text:style-name="P6">Los strings en Php comienzan y terminan con comillas dobles o comillas simples. <text:span text:style-name="T2">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7">Ejemplo: </text:p>
      <text:p text:style-name="P7">echo "name double quotes: $name”; output: <text:s/>name double quotes: valor</text:p>
      <text:p text:style-name="P7">echo 'name single quotes: $name'; output: name single quotes: $name</text:p>
      <text:p text:style-name="P6"/>
      <text:p text:style-name="P6">Para concatenar strings, se utiliza el punto .</text:p>
      <text:p text:style-name="P6">Ejemplo: $string1 = “red”;</text:p>
      <text:p text:style-name="P6"><text:tab/> <text:s text:c="3"/>$string2 = “car”;</text:p>
      <text:p text:style-name="P6"><text:tab/> <text:s text:c="3"/>$string3 = $string2. “ “ . $string2; <text:s/></text:p>
      <text:p text:style-name="P6"/>
      <text:p text:style-name="P8">es buena practica encerrar las variables dentro de llaves para no confundir con el texto.</text:p>
      <text:p text:style-name="P8">Ejemplo : echo “The name is: {$name}”;</text:p>
      <text:p text:style-name="P8"/>
      <text:p text:style-name="P8">El operador . Puede usarse a la hora de concatenar de una manera mas simple como:</text:p>
      <text:p text:style-name="P8"><text:tab/>ejemplo:</text:p>
      <text:p text:style-name="P8"><text:tab/>$phrase1 = "The students were thinking in ";</text:p>
      <text:p text:style-name="P8"><text:tab/>$phrase2 = "steal the exam from the director's office";</text:p>
      <text:p text:style-name="P8"><text:soft-page-break/><text:tab/>$phrase = $phrase1;</text:p>
      <text:p text:style-name="P8"><text:tab/>$phrase .= $phrase2;</text:p>
      <text:p text:style-name="P8"/>
      <text:p text:style-name="P8">Funciones utiles para el manejo de strings son:</text:p>
      <text:p text:style-name="P8">ucfirst(string); //convierte la primera letra a mayus</text:p>
      <text:p text:style-name="P8">ucwords(string); //convierte las primeras letras de todos los strings </text:p>
      <text:p text:style-name="P9">strtolower(string); //convierte todo el string a minus</text:p>
      <text:p text:style-name="P9">strtoupper(string); // converte todo el string a mayus</text:p>
      <text:p text:style-name="P10"><text:span text:style-name="T4">str_</text:span>repeat(string, count); //repite el string count veces.</text:p>
      <text:p text:style-name="P10">substr(string, rangemin, rangemax); //retorna un substr del string original dado un rango especifico</text:p>
      <text:p text:style-name="P10">strpos(string, stringToFind); // busca la posicion de una palabra dentro del string <text:span text:style-name="T4">y regresa el numero en donde empieza </text:span></text:p>
      <text:p text:style-name="P10">strchr(string, char); //busca un carácter especifico en el string</text:p>
      <text:p text:style-name="P11">strlen(string); //regresa el tamano del string</text:p>
      <text:p text:style-name="P11">trim(string); // Elimina espacios en blancos antes y despues del string</text:p>
      <text:p text:style-name="P11">strstr(string, word); //regresa un string despues de encontrar la palabra especificada</text:p>
      <text:p text:style-name="P11">str_replace(wordInString, wordToChange, string); // cambia una palabra en el string por o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DejaVu Serif" svg:font-family="'DejaVu Serif'" style:font-pitch="variable"/>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30T22:06:19.708894662</dc:date>
    <meta:editing-duration>PT1H16M2S</meta:editing-duration>
    <meta:editing-cycles>6</meta:editing-cycles>
    <meta:generator>LibreOffice/5.2.7.2$Linux_X86_64 LibreOffice_project/20m0$Build-2</meta:generator>
    <meta:document-statistic meta:table-count="0" meta:image-count="0" meta:object-count="0" meta:page-count="2" meta:paragraph-count="44" meta:word-count="460" meta:character-count="2957" meta:non-whitespace-character-count="2509"/>
  </office:meta>
</office:document-meta>
</file>